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30.69mm"/>
    </style:style>
    <style:style style:name="co3" style:family="table-column">
      <style:table-column-properties fo:break-before="auto" style:column-width="21.43mm"/>
    </style:style>
    <style:style style:name="co4" style:family="table-column">
      <style:table-column-properties fo:break-before="auto" style:column-width="19.58mm"/>
    </style:style>
    <style:style style:name="co5" style:family="table-column">
      <style:table-column-properties fo:break-before="auto" style:column-width="41.5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5" style:family="table-cell" style:parent-style-name="Default" style:data-style-name="N37"/>
    <style:style style:name="ce6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3.53mm" fo:padding-top="0.35mm" style:vertical-align="middle"/>
      <style:paragraph-properties fo:text-align="end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fo:border="0.06pt solid #000000"/>
    </style:style>
    <style:style style:name="ce9" style:family="table-cell" style:parent-style-name="Default" style:data-style-name="N0">
      <style:table-cell-properties fo:background-color="#e6e6ff" fo:border="0.06pt solid #000000"/>
    </style:style>
    <style:style style:name="ce10" style:family="table-cell" style:parent-style-name="Default" style:data-style-name="N3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color="#ff0000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0.06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/>
      <style:text-properties fo:color="#ff0000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</style:style>
    <style:style style:name="ce16" style:family="table-cell" style:parent-style-name="Default" style:data-style-name="N0">
      <style:table-cell-properties fo:background-color="#e6e6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</style:style>
    <style:style style:name="ce17" style:family="table-cell" style:parent-style-name="Default" style:data-style-name="N0">
      <style:table-cell-properties fo:border="0.06pt solid #000000"/>
    </style:style>
    <style:style style:name="ce18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3" table:default-cell-style-name="ce4"/>
        <table:table-column table:style-name="co5" table:default-cell-style-name="ce1"/>
        <table:table-column table:style-name="co3" table:number-columns-repeated="1015" table:default-cell-style-name="ce1"/>
        <table:table-column table:style-name="co1" table:default-cell-style-name="ce1"/>
        <table:table-row table:style-name="ro1">
          <table:table-cell table:number-columns-repeated="6"/>
          <table:table-cell table:style-name="ce12"/>
          <table:table-cell table:style-name="ce18" table:number-columns-repeated="4"/>
          <table:table-cell table:number-columns-repeated="1013"/>
        </table:table-row>
        <table:table-row table:style-name="ro1">
          <table:table-cell table:number-columns-repeated="6"/>
          <table:table-cell table:style-name="ce13" office:value-type="string" calcext:value-type="string" table:number-columns-spanned="5" table:number-rows-spanned="1">
            <text:p>LOGICIEL <text:s/>ALTAÏR – EXTRACTION DES DONNEES DE PAYE 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style-name="ce2"/>
          <table:table-cell table:number-columns-repeated="5"/>
          <table:table-cell table:style-name="ce14" office:value-type="string" calcext:value-type="string" table:number-columns-spanned="5" table:number-rows-spanned="1">
            <text:p>TESTS DE CHARGE 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PC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>
            <text:p>Fabrice NICOL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date" office:date-value="2016-10-18" calcext:value-type="date">
            <text:p>18/10/16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Processeur</text:p>
          </table:table-cell>
          <table:table-cell table:style-name="ce2"/>
          <table:table-cell table:style-name="ce2" office:value-type="string" calcext:value-type="string">
            <text:p>RAM</text:p>
          </table:table-cell>
          <table:table-cell table:number-columns-repeated="3"/>
          <table:table-cell>
            <draw:frame table:end-cell-address="Feuille1.R40" table:end-x="14.63mm" table:end-y="1.88mm" draw:z-index="0" draw:name="Graphique 1" draw:style-name="gr1" svg:width="217.77mm" svg:height="150.5mm" svg:x="31.28mm" svg:y="4.31mm">
              <loext:p draw:notify-on-update-of-ranges="Feuille1.C13:Feuille1.C41 Feuille1.F12:Feuille1.F12 Feuille1.F13:Feuille1.F4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Core i7-6700 3.4 Ghz </text:p>
          </table:table-cell>
          <table:table-cell table:style-name="ce2"/>
          <table:table-cell table:style-name="ce2" office:value-type="string" calcext:value-type="string">
            <text:p>32 Go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/>
          <table:table-cell table:style-name="ce6" office:value-type="string" calcext:value-type="string" table:number-columns-spanned="1" table:number-rows-spanned="31">
            <text:p>30 organismes</text:p>
          </table:table-cell>
          <table:table-cell table:style-name="ce7" office:value-type="string" calcext:value-type="string">
            <text:p>N Lignes</text:p>
          </table:table-cell>
          <table:table-cell table:style-name="ce7" office:value-type="string" calcext:value-type="string">
            <text:p>N Bulletins</text:p>
          </table:table-cell>
          <table:table-cell table:style-name="ce7" office:value-type="string" calcext:value-type="string">
            <text:p>Durée ms</text:p>
          </table:table-cell>
          <table:table-cell table:style-name="ce11" office:value-type="string" calcext:value-type="string">
            <text:p>Vitesse en k lignes / s</text:p>
          </table:table-cell>
          <table:table-cell table:style-name="ce7" office:value-type="string" calcext:value-type="string">
            <text:p>CRC</text:p>
          </table:table-cell>
          <table:table-cell table:style-name="ce3" table:number-columns-repeated="1017"/>
        </table:table-row>
        <table:table-row table:style-name="ro1">
          <table:table-cell/>
          <table:covered-table-cell/>
          <table:table-cell table:style-name="ce8" office:value-type="float" office:value="70371" calcext:value-type="float">
            <text:p>70 371</text:p>
          </table:table-cell>
          <table:table-cell table:style-name="ce8" office:value-type="float" office:value="3959" calcext:value-type="float">
            <text:p>3 959</text:p>
          </table:table-cell>
          <table:table-cell table:style-name="ce8" office:value-type="float" office:value="419" calcext:value-type="float">
            <text:p>419</text:p>
          </table:table-cell>
          <table:table-cell table:style-name="ce8" office:value-type="float" office:value="167" calcext:value-type="float">
            <text:p>167</text:p>
          </table:table-cell>
          <table:table-cell table:style-name="ce15" office:value-type="string" calcext:value-type="string">
            <text:p>ARA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8" office:value-type="float" office:value="1559700" calcext:value-type="float">
            <text:p>1 559 700</text:p>
          </table:table-cell>
          <table:table-cell table:style-name="ce8" office:value-type="float" office:value="72319" calcext:value-type="float">
            <text:p>72 319</text:p>
          </table:table-cell>
          <table:table-cell table:style-name="ce8" office:value-type="float" office:value="8099" calcext:value-type="float">
            <text:p>8 099</text:p>
          </table:table-cell>
          <table:table-cell table:style-name="ce8" office:value-type="float" office:value="192" calcext:value-type="float">
            <text:p>192</text:p>
          </table:table-cell>
          <table:table-cell table:style-name="ce15" office:value-type="string" calcext:value-type="string">
            <text:p>ARA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8" office:value-type="float" office:value="1586655" calcext:value-type="float">
            <text:p>1 586 655</text:p>
          </table:table-cell>
          <table:table-cell table:style-name="ce8" office:value-type="float" office:value="7563" calcext:value-type="float">
            <text:p>7 563</text:p>
          </table:table-cell>
          <table:table-cell table:style-name="ce8" office:value-type="float" office:value="8096" calcext:value-type="float">
            <text:p>8 096</text:p>
          </table:table-cell>
          <table:table-cell table:style-name="ce8" office:value-type="float" office:value="195" calcext:value-type="float">
            <text:p>195</text:p>
          </table:table-cell>
          <table:table-cell table:style-name="ce15" office:value-type="string" calcext:value-type="string">
            <text:p>ARA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8" office:value-type="float" office:value="77058" calcext:value-type="float">
            <text:p>77 058</text:p>
          </table:table-cell>
          <table:table-cell table:style-name="ce8" office:value-type="float" office:value="3659" calcext:value-type="float">
            <text:p>3 659</text:p>
          </table:table-cell>
          <table:table-cell table:style-name="ce8" office:value-type="float" office:value="505" calcext:value-type="float">
            <text:p>505</text:p>
          </table:table-cell>
          <table:table-cell table:style-name="ce8" office:value-type="float" office:value="152" calcext:value-type="float">
            <text:p>152</text:p>
          </table:table-cell>
          <table:table-cell table:style-name="ce15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8" office:value-type="float" office:value="499149" calcext:value-type="float">
            <text:p>499 149</text:p>
          </table:table-cell>
          <table:table-cell table:style-name="ce8" office:value-type="float" office:value="14260" calcext:value-type="float">
            <text:p>14 260</text:p>
          </table:table-cell>
          <table:table-cell table:style-name="ce8" office:value-type="float" office:value="4464" calcext:value-type="float">
            <text:p>4 464</text:p>
          </table:table-cell>
          <table:table-cell table:style-name="ce8" office:value-type="float" office:value="111" calcext:value-type="float">
            <text:p>111</text:p>
          </table:table-cell>
          <table:table-cell table:style-name="ce15" office:value-type="string" calcext:value-type="string">
            <text:p>ARA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8" office:value-type="float" office:value="33648" calcext:value-type="float">
            <text:p>33 648</text:p>
          </table:table-cell>
          <table:table-cell table:style-name="ce8" office:value-type="float" office:value="1598" calcext:value-type="float">
            <text:p>1 598</text:p>
          </table:table-cell>
          <table:table-cell table:style-name="ce8" office:value-type="float" office:value="1313" calcext:value-type="float">
            <text:p>1 313</text:p>
          </table:table-cell>
          <table:table-cell table:style-name="ce8" office:value-type="float" office:value="25" calcext:value-type="float">
            <text:p>25</text:p>
          </table:table-cell>
          <table:table-cell table:style-name="ce15" office:value-type="string" calcext:value-type="string">
            <text:p>ARA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8" office:value-type="float" office:value="160899" calcext:value-type="float">
            <text:p>160 899</text:p>
          </table:table-cell>
          <table:table-cell table:style-name="ce8" office:value-type="float" office:value="6146" calcext:value-type="float">
            <text:p>6 146</text:p>
          </table:table-cell>
          <table:table-cell table:style-name="ce8" office:value-type="float" office:value="857" calcext:value-type="float">
            <text:p>857</text:p>
          </table:table-cell>
          <table:table-cell table:style-name="ce8" office:value-type="float" office:value="187" calcext:value-type="float">
            <text:p>187</text:p>
          </table:table-cell>
          <table:table-cell table:style-name="ce15"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8" office:value-type="float" office:value="918469" calcext:value-type="float">
            <text:p>918 469</text:p>
          </table:table-cell>
          <table:table-cell table:style-name="ce8" office:value-type="float" office:value="41509" calcext:value-type="float">
            <text:p>41 509</text:p>
          </table:table-cell>
          <table:table-cell table:style-name="ce8" office:value-type="float" office:value="5230" calcext:value-type="float">
            <text:p>5 230</text:p>
          </table:table-cell>
          <table:table-cell table:style-name="ce8" office:value-type="float" office:value="175" calcext:value-type="float">
            <text:p>175</text:p>
          </table:table-cell>
          <table:table-cell table:style-name="ce15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8" office:value-type="float" office:value="631066" calcext:value-type="float">
            <text:p>631 066</text:p>
          </table:table-cell>
          <table:table-cell table:style-name="ce8" office:value-type="float" office:value="3201" calcext:value-type="float">
            <text:p>3 201</text:p>
          </table:table-cell>
          <table:table-cell table:style-name="ce8" office:value-type="float" office:value="3703" calcext:value-type="float">
            <text:p>3 703</text:p>
          </table:table-cell>
          <table:table-cell table:style-name="ce8" office:value-type="float" office:value="170" calcext:value-type="float">
            <text:p>170</text:p>
          </table:table-cell>
          <table:table-cell table:style-name="ce15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8" office:value-type="float" office:value="2429744" calcext:value-type="float">
            <text:p>2 429 744</text:p>
          </table:table-cell>
          <table:table-cell table:style-name="ce8" office:value-type="float" office:value="78032" calcext:value-type="float">
            <text:p>78 032</text:p>
          </table:table-cell>
          <table:table-cell table:style-name="ce8" office:value-type="float" office:value="11527" calcext:value-type="float">
            <text:p>11 527</text:p>
          </table:table-cell>
          <table:table-cell table:style-name="ce8" office:value-type="float" office:value="210" calcext:value-type="float">
            <text:p>210</text:p>
          </table:table-cell>
          <table:table-cell table:style-name="ce15"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8" office:value-type="float" office:value="241220" calcext:value-type="float">
            <text:p>241 220</text:p>
          </table:table-cell>
          <table:table-cell table:style-name="ce8" office:value-type="float" office:value="8700" calcext:value-type="float">
            <text:p>8 700</text:p>
          </table:table-cell>
          <table:table-cell table:style-name="ce8" office:value-type="float" office:value="1376" calcext:value-type="float">
            <text:p>1 376</text:p>
          </table:table-cell>
          <table:table-cell table:style-name="ce8" office:value-type="float" office:value="175" calcext:value-type="float">
            <text:p>175</text:p>
          </table:table-cell>
          <table:table-cell table:style-name="ce15"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8" office:value-type="float" office:value="1537047" calcext:value-type="float">
            <text:p>1 537 047</text:p>
          </table:table-cell>
          <table:table-cell table:style-name="ce8" office:value-type="float" office:value="46073" calcext:value-type="float">
            <text:p>46 073</text:p>
          </table:table-cell>
          <table:table-cell table:style-name="ce8" office:value-type="float" office:value="7389" calcext:value-type="float">
            <text:p>7 389</text:p>
          </table:table-cell>
          <table:table-cell table:style-name="ce8" office:value-type="float" office:value="208" calcext:value-type="float">
            <text:p>208</text:p>
          </table:table-cell>
          <table:table-cell table:style-name="ce15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8" office:value-type="float" office:value="3810998" calcext:value-type="float">
            <text:p>3 810 998</text:p>
          </table:table-cell>
          <table:table-cell table:style-name="ce8" office:value-type="float" office:value="129983" calcext:value-type="float">
            <text:p>129 983</text:p>
          </table:table-cell>
          <table:table-cell table:style-name="ce8" office:value-type="float" office:value="14927" calcext:value-type="float">
            <text:p>14 927</text:p>
          </table:table-cell>
          <table:table-cell table:style-name="ce8" office:value-type="float" office:value="255" calcext:value-type="float">
            <text:p>255</text:p>
          </table:table-cell>
          <table:table-cell table:style-name="ce15"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8" office:value-type="float" office:value="5096088" calcext:value-type="float">
            <text:p>5 096 088</text:p>
          </table:table-cell>
          <table:table-cell table:style-name="ce8" office:value-type="float" office:value="546872" calcext:value-type="float">
            <text:p>546 872</text:p>
          </table:table-cell>
          <table:table-cell table:style-name="ce8" office:value-type="float" office:value="30954" calcext:value-type="float">
            <text:p>30 954</text:p>
          </table:table-cell>
          <table:table-cell table:style-name="ce8" office:value-type="float" office:value="164" calcext:value-type="float">
            <text:p>164</text:p>
          </table:table-cell>
          <table:table-cell table:style-name="ce15" office:value-type="string" calcext:value-type="string">
            <text:p>ARA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8" office:value-type="float" office:value="818972" calcext:value-type="float">
            <text:p>818 972</text:p>
          </table:table-cell>
          <table:table-cell table:style-name="ce8" office:value-type="float" office:value="36441" calcext:value-type="float">
            <text:p>36 441</text:p>
          </table:table-cell>
          <table:table-cell table:style-name="ce8" office:value-type="float" office:value="4122" calcext:value-type="float">
            <text:p>4 122</text:p>
          </table:table-cell>
          <table:table-cell table:style-name="ce8" office:value-type="float" office:value="198" calcext:value-type="float">
            <text:p>198</text:p>
          </table:table-cell>
          <table:table-cell table:style-name="ce15" office:value-type="string" calcext:value-type="string">
            <text:p>ARA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8" office:value-type="float" office:value="8819849" calcext:value-type="float">
            <text:p>8 819 849</text:p>
          </table:table-cell>
          <table:table-cell table:style-name="ce8" office:value-type="float" office:value="312208" calcext:value-type="float">
            <text:p>312 208</text:p>
          </table:table-cell>
          <table:table-cell table:style-name="ce8" office:value-type="float" office:value="65308" calcext:value-type="float">
            <text:p>65 308</text:p>
          </table:table-cell>
          <table:table-cell table:style-name="ce8" office:value-type="float" office:value="135" calcext:value-type="float">
            <text:p>135</text:p>
          </table:table-cell>
          <table:table-cell table:style-name="ce15" office:value-type="string" calcext:value-type="string">
            <text:p>ARA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8" office:value-type="float" office:value="1143732" calcext:value-type="float">
            <text:p>1 143 732</text:p>
          </table:table-cell>
          <table:table-cell table:style-name="ce8" office:value-type="float" office:value="32107" calcext:value-type="float">
            <text:p>32 107</text:p>
          </table:table-cell>
          <table:table-cell table:style-name="ce8" office:value-type="float" office:value="5751" calcext:value-type="float">
            <text:p>5 751</text:p>
          </table:table-cell>
          <table:table-cell table:style-name="ce8" office:value-type="float" office:value="198" calcext:value-type="float">
            <text:p>198</text:p>
          </table:table-cell>
          <table:table-cell table:style-name="ce15" office:value-type="string" calcext:value-type="string">
            <text:p>ARA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8" office:value-type="float" office:value="305712" calcext:value-type="float">
            <text:p>305 712</text:p>
          </table:table-cell>
          <table:table-cell table:style-name="ce8" office:value-type="float" office:value="11390" calcext:value-type="float">
            <text:p>11 390</text:p>
          </table:table-cell>
          <table:table-cell table:style-name="ce8" office:value-type="float" office:value="1570" calcext:value-type="float">
            <text:p>1 570</text:p>
          </table:table-cell>
          <table:table-cell table:style-name="ce8" office:value-type="float" office:value="194" calcext:value-type="float">
            <text:p>194</text:p>
          </table:table-cell>
          <table:table-cell table:style-name="ce15"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8" office:value-type="float" office:value="1563634" calcext:value-type="float">
            <text:p>1 563 634</text:p>
          </table:table-cell>
          <table:table-cell table:style-name="ce8" office:value-type="float" office:value="63970" calcext:value-type="float">
            <text:p>63 970</text:p>
          </table:table-cell>
          <table:table-cell table:style-name="ce8" office:value-type="float" office:value="9667" calcext:value-type="float">
            <text:p>9 667</text:p>
          </table:table-cell>
          <table:table-cell table:style-name="ce8" office:value-type="float" office:value="161" calcext:value-type="float">
            <text:p>161</text:p>
          </table:table-cell>
          <table:table-cell table:style-name="ce15" office:value-type="string" calcext:value-type="string">
            <text:p>ARA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8" office:value-type="float" office:value="460355" calcext:value-type="float">
            <text:p>460 355</text:p>
          </table:table-cell>
          <table:table-cell table:style-name="ce8" office:value-type="float" office:value="14527" calcext:value-type="float">
            <text:p>14 527</text:p>
          </table:table-cell>
          <table:table-cell table:style-name="ce8" office:value-type="float" office:value="2537" calcext:value-type="float">
            <text:p>2 537</text:p>
          </table:table-cell>
          <table:table-cell table:style-name="ce8" office:value-type="float" office:value="181" calcext:value-type="float">
            <text:p>181</text:p>
          </table:table-cell>
          <table:table-cell table:style-name="ce15" office:value-type="string" calcext:value-type="string">
            <text:p>ARA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8" office:value-type="float" office:value="938214" calcext:value-type="float">
            <text:p>938 214</text:p>
          </table:table-cell>
          <table:table-cell table:style-name="ce8" office:value-type="float" office:value="36688" calcext:value-type="float">
            <text:p>36 688</text:p>
          </table:table-cell>
          <table:table-cell table:style-name="ce8" office:value-type="float" office:value="7263" calcext:value-type="float">
            <text:p>7 263</text:p>
          </table:table-cell>
          <table:table-cell table:style-name="ce8" office:value-type="float" office:value="129" calcext:value-type="float">
            <text:p>129</text:p>
          </table:table-cell>
          <table:table-cell table:style-name="ce15" office:value-type="string" calcext:value-type="string">
            <text:p>IDF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8" office:value-type="float" office:value="10108198" calcext:value-type="float">
            <text:p>10 108 198</text:p>
          </table:table-cell>
          <table:table-cell table:style-name="ce8" office:value-type="float" office:value="369145" calcext:value-type="float">
            <text:p>369 145</text:p>
          </table:table-cell>
          <table:table-cell table:style-name="ce8" office:value-type="float" office:value="86582" calcext:value-type="float">
            <text:p>86 582</text:p>
          </table:table-cell>
          <table:table-cell table:style-name="ce8" office:value-type="float" office:value="116" calcext:value-type="float">
            <text:p>116</text:p>
          </table:table-cell>
          <table:table-cell table:style-name="ce15" office:value-type="string" calcext:value-type="string">
            <text:p>IDF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8" office:value-type="float" office:value="670046" calcext:value-type="float">
            <text:p>670 046</text:p>
          </table:table-cell>
          <table:table-cell table:style-name="ce8" office:value-type="float" office:value="30636" calcext:value-type="float">
            <text:p>30 636</text:p>
          </table:table-cell>
          <table:table-cell table:style-name="ce8" office:value-type="float" office:value="3753" calcext:value-type="float">
            <text:p>3 753</text:p>
          </table:table-cell>
          <table:table-cell table:style-name="ce8" office:value-type="float" office:value="178" calcext:value-type="float">
            <text:p>178</text:p>
          </table:table-cell>
          <table:table-cell table:style-name="ce15"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8" office:value-type="float" office:value="254798" calcext:value-type="float">
            <text:p>254 798</text:p>
          </table:table-cell>
          <table:table-cell table:style-name="ce8" office:value-type="float" office:value="12325" calcext:value-type="float">
            <text:p>12 325</text:p>
          </table:table-cell>
          <table:table-cell table:style-name="ce8" office:value-type="float" office:value="1889" calcext:value-type="float">
            <text:p>1 889</text:p>
          </table:table-cell>
          <table:table-cell table:style-name="ce8" office:value-type="float" office:value="134" calcext:value-type="float">
            <text:p>134</text:p>
          </table:table-cell>
          <table:table-cell table:style-name="ce15" office:value-type="string" calcext:value-type="string">
            <text:p>ARA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8" office:value-type="float" office:value="169162" calcext:value-type="float">
            <text:p>169 162</text:p>
          </table:table-cell>
          <table:table-cell table:style-name="ce8" office:value-type="float" office:value="7965" calcext:value-type="float">
            <text:p>7 965</text:p>
          </table:table-cell>
          <table:table-cell table:style-name="ce8" office:value-type="float" office:value="925" calcext:value-type="float">
            <text:p>925</text:p>
          </table:table-cell>
          <table:table-cell table:style-name="ce8" office:value-type="float" office:value="182" calcext:value-type="float">
            <text:p>182</text:p>
          </table:table-cell>
          <table:table-cell table:style-name="ce15" office:value-type="string" calcext:value-type="string">
            <text:p>ARA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8" office:value-type="float" office:value="583959" calcext:value-type="float">
            <text:p>583 959</text:p>
          </table:table-cell>
          <table:table-cell table:style-name="ce8" office:value-type="float" office:value="23876" calcext:value-type="float">
            <text:p>23 876</text:p>
          </table:table-cell>
          <table:table-cell table:style-name="ce8" office:value-type="float" office:value="3925" calcext:value-type="float">
            <text:p>3 925</text:p>
          </table:table-cell>
          <table:table-cell table:style-name="ce8" office:value-type="float" office:value="148" calcext:value-type="float">
            <text:p>148</text:p>
          </table:table-cell>
          <table:table-cell table:style-name="ce15" office:value-type="string" calcext:value-type="string">
            <text:p>ARA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8" office:value-type="float" office:value="22871" calcext:value-type="float">
            <text:p>22 871</text:p>
          </table:table-cell>
          <table:table-cell table:style-name="ce8" office:value-type="float" office:value="898" calcext:value-type="float">
            <text:p>898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42" calcext:value-type="float">
            <text:p>142</text:p>
          </table:table-cell>
          <table:table-cell table:style-name="ce15" office:value-type="string" calcext:value-type="string">
            <text:p>ARA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8" office:value-type="float" office:value="94767" calcext:value-type="float">
            <text:p>94 767</text:p>
          </table:table-cell>
          <table:table-cell table:style-name="ce8" office:value-type="float" office:value="4806" calcext:value-type="float">
            <text:p>4 806</text:p>
          </table:table-cell>
          <table:table-cell table:style-name="ce8" office:value-type="float" office:value="464" calcext:value-type="float">
            <text:p>464</text:p>
          </table:table-cell>
          <table:table-cell table:style-name="ce8" office:value-type="float" office:value="204" calcext:value-type="float">
            <text:p>204</text:p>
          </table:table-cell>
          <table:table-cell table:style-name="ce15" office:value-type="string" calcext:value-type="string">
            <text:p>ARA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8" office:value-type="float" office:value="1177916" calcext:value-type="float">
            <text:p>1 177 916</text:p>
          </table:table-cell>
          <table:table-cell table:style-name="ce8" office:value-type="float" office:value="38936" calcext:value-type="float">
            <text:p>38 936</text:p>
          </table:table-cell>
          <table:table-cell table:style-name="ce8" office:value-type="float" office:value="4657" calcext:value-type="float">
            <text:p>4 657</text:p>
          </table:table-cell>
          <table:table-cell table:style-name="ce8" office:value-type="float" office:value="252" calcext:value-type="float">
            <text:p>252</text:p>
          </table:table-cell>
          <table:table-cell table:style-name="ce15" office:value-type="string" calcext:value-type="string">
            <text:p>ARA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9" table:number-columns-repeated="4"/>
          <table:table-cell table:style-name="ce16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Total</text:p>
          </table:table-cell>
          <table:table-cell table:style-name="ce10" table:formula="of:=SUM([.C13:.C42])" office:value-type="float" office:value="45784297" calcext:value-type="float">
            <text:p>45 784 297</text:p>
          </table:table-cell>
          <table:table-cell table:style-name="ce10" table:formula="of:=SUM([.D13:.D42])" office:value-type="float" office:value="1959792" calcext:value-type="float">
            <text:p>1 959 792</text:p>
          </table:table-cell>
          <table:table-cell table:style-name="ce10" table:formula="of:=SUM([.E13:.E42])" office:value-type="float" office:value="297433" calcext:value-type="float">
            <text:p>297 433</text:p>
          </table:table-cell>
          <table:table-cell table:style-name="ce10" table:formula="of:=[.C43]/[.E43]" office:value-type="float" office:value="153.931463556498" calcext:value-type="float">
            <text:p>154</text:p>
          </table:table-cell>
          <table:table-cell table:style-name="ce1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ARA</text:p>
          </table:table-cell>
          <table:table-cell table:style-name="ce4" office:value-type="string" calcext:value-type="string">
            <text:p>Auvergne, Rhône-Alpe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table:style-name="ce4" office:value-type="string" calcext:value-type="string">
            <text:p>Occitani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 table:style-name="ce4" office:value-type="string" calcext:value-type="string">
            <text:p>Bretagn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DF</text:p>
          </table:table-cell>
          <table:table-cell table:style-name="ce4" office:value-type="string" calcext:value-type="string">
            <text:p>Ile-de-France (Paris)</text:p>
          </table:table-cell>
          <table:table-cell table:number-columns-repeated="101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0mm" fo:margin-bottom="20mm" fo:margin-left="20mm" fo:margin-right="20mm" style:print="charts drawings objects"/>
      <style:header-style>
        <style:header-footer-properties fo:min-height="6.74mm" fo:margin-left="20mm" fo:margin-right="20mm" fo:margin-bottom="0mm"/>
      </style:header-style>
      <style:footer-style>
        <style:header-footer-properties fo:min-height="6.74mm" fo:margin-left="20mm" fo:margin-right="20mm" fo:margin-top="0m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 LibreOffice_project/31dd62db80d4e60af04904455ec9c9219178d620</meta:generator>
    <meta:initial-creator>Nicol, Fabrice</meta:initial-creator>
    <meta:creation-date>2016-10-18T17:44:39Z</meta:creation-date>
    <dc:date>2016-11-10T12:26:39.113000000</dc:date>
    <meta:editing-cycles>4</meta:editing-cycles>
    <meta:editing-duration>PT21M30S</meta:editing-duration>
    <meta:document-statistic meta:table-count="1" meta:cell-count="1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.0003204345703pt" style:font-size-asian="13.0003204345703pt" style:font-size-complex="13.0003204345703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ignore"/>
      <style:graphic-properties svg:stroke-width="0.026cm" svg:stroke-color="#b3b3b3" draw:fill="non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Arial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7" style:family="chart" style:data-style-name="N3">
      <style:chart-properties chart:display-label="tru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Arial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82cm" chart:symbol-height="0.282cm" chart:link-data-style-to-source="true"/>
      <style:graphic-properties draw:stroke="none" draw:fill="non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99ccff"/>
    </style:style>
    <style:style style:name="ch11" style:family="chart">
      <style:chart-properties chart:solid-type="cuboid" chart:symbol-type="named-symbol" chart:symbol-name="square" chart:symbol-width="0.282cm" chart:symbol-height="0.282cm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778cm" svg:height="15.051cm" xlink:href=".." xlink:type="simple" chart:class="chart:scatter" chart:style-name="ch1">
        <chart:title svg:x="5.263cm" svg:y="0.437cm" chart:style-name="ch2">
          <text:p>Vitesse en k L/s en fonction du nombre de lignes de paye</text:p>
        </chart:title>
        <chart:legend chart:legend-position="end" svg:x="4.397cm" svg:y="12.533cm" style:legend-expansion="high" chart:style-name="ch3"/>
        <chart:plot-area chart:style-name="ch4" table:cell-range-address="Feuille1.C13:Feuille1.C41 Feuille1.F12:Feuille1.F41" chart:data-source-has-labels="row" svg:x="0.794cm" svg:y="1.813cm" svg:width="18.775cm" svg:height="9.825cm">
          <chartooo:coordinate-region svg:x="1.601cm" svg:y="2.026cm" svg:width="17.12cm" svg:height="8.939cm"/>
          <chart:axis chart:dimension="x" chart:name="primary-x" chart:style-name="ch5">
            <chart:title svg:x="8.814cm" svg:y="11.94cm" chart:style-name="ch6">
              <text:p>Nombre de lignes</text:p>
            </chart:title>
          </chart:axis>
          <chart:axis chart:dimension="y" chart:name="primary-y" chart:style-name="ch7">
            <chart:title svg:x="0.001cm" svg:y="7.325cm" chart:style-name="ch8">
              <text:p>Vitesse</text:p>
            </chart:title>
          </chart:axis>
          <chart:series chart:style-name="ch9" chart:values-cell-range-address="Feuille1.F13:Feuille1.F41" chart:label-cell-address="Feuille1.F12:Feuille1.F12" chart:class="chart:scatter">
            <chart:domain table:cell-range-address="Feuille1.C13:Feuille1.C41"/>
            <chart:regression-curve chart:style-name="ch10"/>
            <chart:data-point chart:repeated="7"/>
            <chart:data-point chart:style-name="ch11"/>
            <chart:data-point chart:repeated="3"/>
            <chart:data-point chart:style-name="ch11"/>
            <chart:data-point chart:repeated="4"/>
            <chart:data-point chart:style-name="ch11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Vitesse en k lignes / s</text:p>
                <draw:g>
                  <svg:desc>Feuille1.F12:Feuille1.F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371">
                <text:p>70371</text:p>
                <draw:g>
                  <svg:desc>Feuille1.C13:Feuille1.C41</svg:desc>
                </draw:g>
              </table:table-cell>
              <table:table-cell office:value-type="float" office:value="167">
                <text:p>167</text:p>
                <draw:g>
                  <svg:desc>Feuille1.F13:Feuille1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59700">
                <text:p>15597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86655">
                <text:p>158665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058">
                <text:p>7705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9149">
                <text:p>49914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648">
                <text:p>336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899">
                <text:p>16089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8469">
                <text:p>91846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1066">
                <text:p>63106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29744">
                <text:p>242974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1220">
                <text:p>2412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37047">
                <text:p>153704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10998">
                <text:p>381099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96088">
                <text:p>509608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8972">
                <text:p>81897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19849">
                <text:p>881984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43732">
                <text:p>114373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5712">
                <text:p>30571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63634">
                <text:p>156363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0355">
                <text:p>46035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38214">
                <text:p>93821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08198">
                <text:p>1010819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0046">
                <text:p>67004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4798">
                <text:p>25479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9162">
                <text:p>16916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3959">
                <text:p>58395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871">
                <text:p>2287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767">
                <text:p>9476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77916">
                <text:p>1177916</text:p>
              </table:table-cell>
              <table:table-cell office:value-type="float" office:value="252">
                <text:p>2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